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63f7" officeooo:paragraph-rsid="000d63f7"/>
    </style:style>
    <style:style style:name="P2" style:family="paragraph" style:parent-style-name="Standard">
      <style:text-properties fo:color="#95231f" officeooo:rsid="000d63f7" officeooo:paragraph-rsid="000d63f7"/>
    </style:style>
    <style:style style:name="P3" style:family="paragraph" style:parent-style-name="Standard">
      <style:text-properties fo:color="#95231f" fo:font-weight="bold" officeooo:rsid="000d63f7" officeooo:paragraph-rsid="000d63f7" style:font-weight-asian="bold" style:font-weight-complex="bold"/>
    </style:style>
    <style:style style:name="P4" style:family="paragraph" style:parent-style-name="Standard">
      <style:text-properties fo:color="#95231f" fo:font-weight="bold" officeooo:rsid="000ec303" officeooo:paragraph-rsid="000ec303" style:font-weight-asian="bold" style:font-weight-complex="bold"/>
    </style:style>
    <style:style style:name="P5" style:family="paragraph" style:parent-style-name="Standard">
      <style:text-properties fo:color="#95231f" fo:font-weight="bold" officeooo:rsid="000fcf60" officeooo:paragraph-rsid="000fcf60" style:font-weight-asian="bold" style:font-weight-complex="bold"/>
    </style:style>
    <style:style style:name="P6" style:family="paragraph" style:parent-style-name="Standard">
      <style:text-properties fo:color="#95231f" officeooo:rsid="000ec303" officeooo:paragraph-rsid="000ec303"/>
    </style:style>
    <style:style style:name="P7" style:family="paragraph" style:parent-style-name="Standard">
      <style:text-properties officeooo:rsid="000ec303" officeooo:paragraph-rsid="000ec3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c303"/>
    </style:style>
    <style:style style:name="T3" style:family="text">
      <style:text-properties fo:color="#95231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bejide já está acorrentado, e está tendo um breve dialogo com o Exu das 7 Encruzilhadas</text:span></text:p>
      <text:p text:style-name="P1"><text:span text:style-name="T1"/></text:p>
      <text:p text:style-name="P1"><text:span text:style-name="T1">Exu Velho:</text:span> Esta será a sua nova casa.</text:p>
      <text:p text:style-name="P1"><text:span text:style-name="T1">Abejide:</text:span> …</text:p>
      <text:p text:style-name="P1"><text:span text:style-name="T1">Exu Velho:</text:span> Vamos nos divertir.</text:p>
      <text:p text:style-name="P1"/>
      <text:p text:style-name="P3">Exu Velho começa a tortura com o Abejide, executando as perfurações em várias partes do corpo do Abejide.</text:p>
      <text:p text:style-name="P3"/>
      <text:p text:style-name="P3">Abejide , <text:span text:style-name="T2">começa a perder os sentidos , e toma a pensar sobre a sua família e como eles poderiam ter sofrido como ele.</text:span></text:p>
      <text:p text:style-name="P3"/>
      <text:p text:style-name="P4">Neste exato momento, a sua mente lembra do vilarejo e ouvi uma voz que faz ele se despertar.</text:p>
      <text:p text:style-name="P1"/>
      <text:p text:style-name="P1"/>
      <text:p text:style-name="P1"><text:span text:style-name="T1">Todos:</text:span> Agora, cresça, garoto! Nos livre dessa maldição.</text:p>
      <text:p text:style-name="P1"/>
      <text:p text:style-name="P4">Abejide, com a sua mente e seu corpo sincronizado ele rompe ás correntes que lhe preendia.</text:p>
      <text:p text:style-name="P6"/>
      <text:p text:style-name="P1"/>
      <text:p text:style-name="P1"><text:span text:style-name="T1">Exu Velho:</text:span> Mas o que? Essas correntes não são …</text:p>
      <text:p text:style-name="P1"><text:span text:style-name="T1">Abejide:</text:span> (suspira)</text:p>
      <text:p text:style-name="P1"><text:span text:style-name="T1">Exu Velho:</text:span> Sou um velho cansado, mas não vou deixar que saia assim, meu caro. Carcereiros! Cuidem dele. Eu voltarei em breve.</text:p>
      <text:p text:style-name="P1"/>
      <text:p text:style-name="P7"><text:span text:style-name="T3">Exu velho sai para descansar, saindo de cena deixando os seus servos resolverem isso .</text:span></text:p>
      <text:p text:style-name="P7"><text:span text:style-name="T3">Porém alguém chama a sua atenção.</text:span></text:p>
      <text:p text:style-name="P1"/>
      <text:p text:style-name="P1"><text:span text:style-name="T1">Prisioneiro(Akin):</text:span>Psiu! Psiu…</text:p>
      <text:p text:style-name="P1"><text:span text:style-name="T1">Prisioneiro(Akin):</text:span>Se me ajudar … Te ajudo a sair daqui. Vi seu olhar… conheço-o muito bem.</text:p>
      <text:p text:style-name="P1"><text:span text:style-name="T1">Prisioneiro(Akin):</text:span>De quebra você ainda consegue uma arma boa, hein que tal?</text:p>
      <text:p text:style-name="P1"/>
      <text:p text:style-name="P4">Abejide toma uma decisão ,e retira a espada que estava presa no Prisioneiro.</text:p>
      <text:p text:style-name="P1"/>
      <text:p text:style-name="P1"/>
      <text:p text:style-name="P1"><text:span text:style-name="T1">Prisioneiro(Akin):</text:span>Obrigado, filho…. (Fala bem baixo)</text:p>
      <text:p text:style-name="P1"/>
      <text:p text:style-name="P5">Abejide adquiri a sua primeira arma no jogo. E começa a gamepl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8:23:40.230000000</meta:creation-date>
    <dc:date>2018-05-29T08:45:43.846000000</dc:date>
    <meta:editing-duration>PT1M12S</meta:editing-duration>
    <meta:editing-cycles>1</meta:editing-cycles>
    <meta:document-statistic meta:table-count="0" meta:image-count="0" meta:object-count="0" meta:page-count="1" meta:paragraph-count="20" meta:word-count="228" meta:character-count="1321" meta:non-whitespace-character-count="1113"/>
    <meta:generator>LibreOffice/5.4.4.2$Windows_X86_64 LibreOffice_project/2524958677847fb3bb44820e40380acbe820f960</meta:generator>
  </office:meta>
</office:document-meta>
</file>